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font-size="16pt" fo:language="en" fo:country="none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">
      <style:paragraph-properties fo:margin-top="0in" fo:margin-bottom="0.139in" fo:line-height="115%"/>
      <style:text-properties fo:font-size="11pt" fo:language="en" fo:country="none" fo:font-weight="bold" style:font-size-asian="11pt" style:font-weight-asian="bold" style:font-size-complex="11pt" style:font-weight-complex="bold"/>
    </style:style>
    <style:style style:name="P3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font-size="16pt" fo:language="en" fo:country="none" fo:font-weight="bold" style:font-size-asian="16pt" style:font-weight-asian="bold" style:font-size-complex="16pt" style:font-weight-complex="bold"/>
    </style:style>
    <style:style style:name="T1" style:family="text">
      <style:text-properties fo:font-size="11pt" fo:language="en" fo:country="none" fo:font-weight="bold" style:font-size-asian="11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t 1</text:p>
      <text:p text:style-name="P2">_</text:p>
      <text:p text:style-name="P1">Act 2</text:p>
      <text:p text:style-name="P2">_</text:p>
      <text:p text:style-name="P1">Act 3</text:p>
      <text:p text:style-name="P2">_</text:p>
      <text:p text:style-name="P1">Intermission</text:p>
      <text:p text:style-name="P2">_</text:p>
      <text:p text:style-name="P1">Act 4</text:p>
      <text:p text:style-name="P2">_</text:p>
      <text:p text:style-name="P1">Act 5</text:p>
      <text:p text:style-name="P2">_</text:p>
      <text:p text:style-name="P2">1. =004448</text:p>
      <text:p text:style-name="P2">HEY RUNT</text:p>
      <text:p text:style-name="P2">GET UP RUNT</text:p>
      <text:p text:style-name="P2">GET UP ON THOSE GODDAM JELLY LEGS OF YERS</text:p>
      <text:p text:style-name="P2">GO KISS THE GIRL</text:p>
      <text:p text:style-name="P2">_</text:p>
      <text:p text:style-name="P2">2. =004449</text:p>
      <text:p text:style-name="P2">I SAID GET YER ASS UP AND GO KISS THE GIRL YOU PIPSQUEAK</text:p>
      <text:p text:style-name="P2">YER MAKING ME MAD RUNT</text:p>
      <text:p text:style-name="P2">KISS THAT GIRL</text:p>
      <text:p text:style-name="P2">ILL RIP YER HORNS OFF AND PUT EM THROUGH YER EYES</text:p>
      <text:p text:style-name="P2">ILL POP YER LITTLE HEAD LIKE A GRAPE</text:p>
      <text:p text:style-name="P2">YER A WIMP YOU KNOW THAT</text:p>
      <text:p text:style-name="P2"><text:soft-page-break/>MAKE ME SICK</text:p>
      <text:p text:style-name="P2">KISS HER</text:p>
      <text:p text:style-name="P2">KISS HER YOU WIMP</text:p>
      <text:p text:style-name="P2">GET UP AND KISS THE GIRL</text:p>
      <text:p text:style-name="P2">_</text:p>
      <text:p text:style-name="P2">3. =004450</text:p>
      <text:p text:style-name="P2">YOU KISS THAT GIRL THIS INSTANT</text:p>
      <text:p text:style-name="P2">_</text:p>
      <text:p text:style-name="P1">Act 5 Act 2</text:p>
      <text:p text:style-name="P2">_</text:p>
      <text:p text:style-name="P2">4. =005001</text:p>
      <text:p text:style-name="P2">THIS IS IT RUNT</text:p>
      <text:p text:style-name="P2">_</text:p>
      <text:p text:style-name="P2">5. =005002</text:p>
      <text:p text:style-name="P2">HERES YER CHANCE</text:p>
      <text:p text:style-name="P2">_</text:p>
      <text:p text:style-name="P2">6. =005003</text:p>
      <text:p text:style-name="P2">KISS HER</text:p>
      <text:p text:style-name="P2">_</text:p>
      <text:p text:style-name="P2">7. =005004</text:p>
      <text:p text:style-name="P2">KISS THAT GIRL YOU WIMP</text:p>
      <text:p text:style-name="P2">_</text:p>
      <text:p text:style-name="P2">8. =005005</text:p>
      <text:p text:style-name="P2">AW FER CRYING OUT LOUD</text:p>
      <text:p text:style-name="P2">YOU MAKE ME SAD RUNT</text:p>
      <text:p text:style-name="P2">JUST SHAKING MY HEAD HERE</text:p>
      <text:p text:style-name="P2"><text:soft-page-break/>_</text:p>
      <text:p text:style-name="P2">9. =005006</text:p>
      <text:p text:style-name="P2">THATS IT</text:p>
      <text:p text:style-name="P2">I CANT TAKE IT ANYMORE</text:p>
      <text:p text:style-name="P2">I GOT TO STOP PLAYING GAMES FER GIRLS</text:p>
      <text:p text:style-name="P2">YER ON YER OWN RUNT</text:p>
      <text:p text:style-name="P2">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3" meta:paragraph-count="58" meta:word-count="183" meta:character-count="738"/>
    <meta:generator>OpenOffice/4.1.2$Win32 OpenOffice.org_project/412m3$Build-9782</meta:generator>
  </office:meta>
</office:document-meta>
</file>